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0.3812in" style:use-optimal-column-width="false"/>
    </style:style>
    <style:style style:name="TableColumn4" style:family="table-column">
      <style:table-column-properties style:column-width="0.5763in" style:use-optimal-column-width="false"/>
    </style:style>
    <style:style style:name="TableColumn5" style:family="table-column">
      <style:table-column-properties style:column-width="0.3069in" style:use-optimal-column-width="false"/>
    </style:style>
    <style:style style:name="TableColumn6" style:family="table-column">
      <style:table-column-properties style:column-width="0.6423in" style:use-optimal-column-width="false"/>
    </style:style>
    <style:style style:name="TableColumn7" style:family="table-column">
      <style:table-column-properties style:column-width="2.5013in" style:use-optimal-column-width="false"/>
    </style:style>
    <style:style style:name="TableColumn8" style:family="table-column">
      <style:table-column-properties style:column-width="1.2277in" style:use-optimal-column-width="false"/>
    </style:style>
    <style:style style:name="TableColumn9" style:family="table-column">
      <style:table-column-properties style:column-width="1.2187in" style:use-optimal-column-width="false"/>
    </style:style>
    <style:style style:name="Table2" style:family="table">
      <style:table-properties style:width="6.8548in" fo:margin-left="-0.0805in" table:align="left"/>
    </style:style>
    <style:style style:name="TableRow10" style:family="table-row">
      <style:table-row-properties style:min-row-height="0.0993in"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0" style:family="table-row">
      <style:table-row-properties style:min-row-height="0.1875in" style:use-optimal-row-height="false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5" style:family="table-row">
      <style:table-row-properties style:min-row-height="0.1875in"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5" style:family="table-row">
      <style:table-row-properties style:min-row-height="0.1965in"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1965in"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list-style-name="LFO1" style:family="paragraph">
      <style:paragraph-properties fo:margin-bottom="0in" fo:line-height="100%"/>
    </style:style>
    <style:style style:name="TableRow52" style:family="table-row">
      <style:table-row-properties style:min-row-height="0.1965in" style:use-optimal-row-height="false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list-style-name="LFO2" style:family="paragraph">
      <style:paragraph-properties fo:margin-bottom="0in" fo:line-height="100%"/>
      <style:text-properties style:font-weight-complex="bold"/>
    </style:style>
    <style:style style:name="P58" style:parent-style-name="Standard" style:family="paragraph">
      <style:paragraph-properties fo:margin-bottom="0in" fo:line-height="100%"/>
      <style:text-properties style:font-weight-complex="bold"/>
    </style:style>
    <style:style style:name="TableRow59" style:family="table-row">
      <style:table-row-properties style:min-row-height="0.1965in" style:use-optimal-row-height="false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list-style-name="LFO3" style:family="paragraph">
      <style:paragraph-properties fo:margin-bottom="0in" fo:line-height="100%"/>
    </style:style>
    <style:style style:name="T65" style:parent-style-name="Car.predefinitoparagrafo" style:family="text">
      <style:text-properties style:font-weight-complex="bold"/>
    </style:style>
    <style:style style:name="T66" style:parent-style-name="Car.predefinitoparagrafo" style:family="text">
      <style:text-properties style:font-weight-complex="bold" style:text-underline-type="single" style:text-underline-style="solid" style:text-underline-width="auto" style:text-underline-mode="continuous"/>
    </style:style>
    <style:style style:name="T67" style:parent-style-name="Car.predefinitoparagrafo" style:family="text">
      <style:text-properties style:font-weight-complex="bold"/>
    </style:style>
    <style:style style:name="T68" style:parent-style-name="Car.predefinitoparagrafo" style:family="text">
      <style:text-properties style:font-weight-complex="bold"/>
    </style:style>
    <style:style style:name="P69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TableRow70" style:family="table-row">
      <style:table-row-properties style:min-row-height="0.1965in"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style:font-weight-complex="bold"/>
    </style:style>
    <style:style style:name="TableRow75" style:family="table-row">
      <style:table-row-properties style:min-row-height="0.1965in"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Row80" style:family="table-row">
      <style:table-row-properties style:min-row-height="0.1965in" style:use-optimal-row-height="false"/>
    </style:style>
    <style:style style:name="TableCell8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Row85" style:family="table-row">
      <style:table-row-properties style:min-row-height="0.1965in" style:use-optimal-row-height="false"/>
    </style:style>
    <style:style style:name="TableCell8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Car.predefinitoparagrafo" style:family="text">
      <style:text-properties style:font-name-asian="Calibri" style:font-name-complex="Times New Roman"/>
    </style:style>
    <style:style style:name="T91" style:parent-style-name="Car.predefinitoparagrafo" style:family="text">
      <style:text-properties style:font-weight-complex="bold"/>
    </style:style>
    <style:style style:name="P92" style:parent-style-name="Testonotaapièdipagina" style:family="paragraph">
      <style:paragraph-properties fo:text-align="justify"/>
    </style:style>
    <style:style style:name="T93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94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ableRow95" style:family="table-row">
      <style:table-row-properties style:min-row-height="0.1965in" style:use-optimal-row-height="false"/>
    </style:style>
    <style:style style:name="TableCell9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Car.predefinitoparagrafo" style:family="text">
      <style:text-properties style:font-name-asian="Calibri" style:font-name-complex="Times New Roman"/>
    </style:style>
    <style:style style:name="T101" style:parent-style-name="Car.predefinitoparagrafo" style:family="text">
      <style:text-properties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Row140" style:family="table-row">
      <style:table-row-properties style:min-row-height="0.2583in" style:use-optimal-row-height="false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ableCell19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ableCell20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 fo:line-height="100%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208" style:parent-style-name="Car.predefinitoparagrafo" style:family="text">
      <style:text-properties fo:font-weight="bold" style:font-weight-asian="bold" style:font-weight-complex="bold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2" style:family="table-cell">
      <style:table-cell-properties fo:border="0.0069in solid #00000A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Template Use Cas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 table:number-rows-spanned="3">
            <text:p text:style-name="P12">Identificativo</text:p>
            <text:p text:style-name="P13">UC_4</text:p>
          </table:table-cell>
          <table:covered-table-cell/>
          <table:covered-table-cell/>
          <table:covered-table-cell/>
          <table:table-cell table:style-name="TableCell14" table:number-rows-spanned="3">
            <text:p text:style-name="P15">Cancellazione Topic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12/11/20</text:p>
          </table:table-cell>
        </table:table-row>
        <table:table-row table:style-name="TableRow20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1">
            <text:p text:style-name="P22">Vers. 1.0</text:p>
          </table:table-cell>
          <table:table-cell table:style-name="TableCell23">
            <text:p text:style-name="P24">0.00.000</text:p>
          </table:table-cell>
        </table:table-row>
        <table:table-row table:style-name="TableRow25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6">
            <text:p text:style-name="P27">Autore</text:p>
          </table:table-cell>
          <table:table-cell table:style-name="TableCell28">
            <text:p text:style-name="P29">Iovino Vincenzo</text:p>
          </table:table-cell>
        </table:table-row>
        <table:table-row table:style-name="TableRow30">
          <table:table-cell table:style-name="TableCell31" table:number-columns-spanned="4">
            <text:p text:style-name="P32">Descrizion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Descrizione procedura per la cancellazione di un topic da parte di un admin.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Attore Principale</text:p>
          </table:table-cell>
          <table:covered-table-cell/>
          <table:covered-table-cell/>
          <table:covered-table-cell/>
          <table:table-cell table:style-name="TableCell38" table:number-columns-spanned="3">
            <text:p text:style-name="P39">Admin del forum.</text:p>
            <text:p text:style-name="P40"><text:s/>E’ interessato a cancellare un topic dal forum.</text:p>
            <text:p text:style-name="P41"><text:s/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Attori secondari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Entry Condition</text:p>
          </table:table-cell>
          <table:covered-table-cell/>
          <table:covered-table-cell/>
          <table:covered-table-cell/>
          <table:table-cell table:style-name="TableCell50" table:number-columns-spanned="3">
            <text:list text:style-name="LFO1" text:continue-numbering="true">
              <text:list-item>
                <text:p text:style-name="P51">L’admin accede al forum</text:p>
              </text:list-item>
            </text:list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Exit condition</text:p>
            <text:p text:style-name="P55"><text:s text:c="23"/>On success</text:p>
          </table:table-cell>
          <table:covered-table-cell/>
          <table:covered-table-cell/>
          <table:covered-table-cell/>
          <table:table-cell table:style-name="TableCell56" table:number-columns-spanned="3">
            <text:list text:style-name="LFO2" text:continue-numbering="true">
              <text:list-item>
                <text:p text:style-name="P57">Il sistema notifica l'avvenuta cancellazione del topic</text:p>
              </text:list-item>
            </text:list>
            <text:p text:style-name="P58"/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xit<text:s/>condition</text:p>
            <text:p text:style-name="P62"><text:s text:c="23"/>On failure</text:p>
          </table:table-cell>
          <table:covered-table-cell/>
          <table:covered-table-cell/>
          <table:covered-table-cell/>
          <table:table-cell table:style-name="TableCell63" table:number-columns-spanned="3">
            <text:list text:style-name="LFO3" text:continue-numbering="true">
              <text:list-item>
                <text:p text:style-name="P64"><text:span text:style-name="T65">Il sistema<text:s/></text:span><text:span text:style-name="T66">notifica</text:span><text:span text:style-name="T67"><text:s/>che non è stato possibile completare l’operazione</text:span><text:span text:style-name="T68">.</text:span></text:p>
              </text:list-item>
              <text:list-item>
                <text:p text:style-name="P69">La sessione è scaduta, l'admin deve effettuare di nuovo il login.</text:p>
              </text:list-item>
            </text:list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4">
            <text:p text:style-name="P72">Rilevanza/User Priority</text:p>
          </table:table-cell>
          <table:covered-table-cell/>
          <table:covered-table-cell/>
          <table:covered-table-cell/>
          <table:table-cell table:style-name="TableCell73" table:number-columns-spanned="3">
            <text:p text:style-name="P74">4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4">
            <text:p text:style-name="P77">Frequenza stimata</text:p>
          </table:table-cell>
          <table:covered-table-cell/>
          <table:covered-table-cell/>
          <table:covered-table-cell/>
          <table:table-cell table:style-name="TableCell78" table:number-columns-spanned="3">
            <text:p text:style-name="P79">50/giorno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4">
            <text:p text:style-name="P82"/>
          </table:table-cell>
          <table:covered-table-cell/>
          <table:covered-table-cell/>
          <table:covered-table-cell/>
          <table:table-cell table:style-name="TableCell83" table:number-columns-spanned="3">
            <text:p text:style-name="P84"/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4">
            <text:p text:style-name="P87">Extension point</text:p>
          </table:table-cell>
          <table:covered-table-cell/>
          <table:covered-table-cell/>
          <table:covered-table-cell/>
          <table:table-cell table:style-name="TableCell88" table:number-columns-spanned="3">
            <text:p text:style-name="P89"><text:span text:style-name="T90">&lt;condition, UCE&gt;</text:span><text:s/><text:span text:style-name="T91">Indica <text:s/>che questo use case è esteso dallo use case UCE quando "condition" è true.</text:span><text:span text:style-name="Rimandonotaapièdipagina"><text:note text:note-class="footnote" text:id="_ftn0"><text:note-citation>1</text:note-citation><text:note-body><text:p text:style-name="P92"><text:span text:style-name="T93">Specificare nello use case esteso i casi d’uso estendenti, da un punto di vista formale, costituirebbe un<text:s/></text:span><text:span text:style-name="T94">problema: lo use case esteso non ha conoscenza di quanti e quali casi d’uso lo estendono… Però, in questo caso, si tratta esclusivamente di una convenzione che agevola produzione e manutenzione della documentazione.</text:span></text:p></text:note-body></text:note>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Generalization of</text:p>
          </table:table-cell>
          <table:covered-table-cell/>
          <table:covered-table-cell/>
          <table:covered-table-cell/>
          <table:table-cell table:style-name="TableCell98" table:number-columns-spanned="3">
            <text:p text:style-name="P99"><text:span text:style-name="T100">UCG</text:span><text:span text:style-name="T101"><text:s text:c="11"/>Indica che UCG è padre di questo use case</text:span></text:p>
          </table:table-cell>
          <table:covered-table-cell/>
          <table:covered-table-cell/>
        </table:table-row>
        <table:table-row table:style-name="TableRow102">
          <table:table-cell table:style-name="TableCell103" table:number-columns-spanned="7">
            <text:p text:style-name="P104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>1</text:p>
          </table:table-cell>
          <table:table-cell table:style-name="TableCell108" table:number-columns-spanned="2">
            <text:p text:style-name="P109">Sistema:</text:p>
          </table:table-cell>
          <table:covered-table-cell/>
          <table:table-cell table:style-name="TableCell110" table:number-columns-spanned="4">
            <text:p text:style-name="P111">STEP 1 Il sistema mostra una lista di titoli e categorie</text:p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 table:number-columns-spanned="2">
            <text:p text:style-name="P116">Admin :</text:p>
          </table:table-cell>
          <table:covered-table-cell/>
          <table:table-cell table:style-name="TableCell117" table:number-columns-spanned="4">
            <text:p text:style-name="P118">STEP 2 L’admin sceglie nella lista un titolo o una categoria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3</text:p>
          </table:table-cell>
          <table:table-cell table:style-name="TableCell122" table:number-columns-spanned="2">
            <text:p text:style-name="P123">Sistema :</text:p>
          </table:table-cell>
          <table:covered-table-cell/>
          <table:table-cell table:style-name="TableCell124" table:number-columns-spanned="4">
            <text:p text:style-name="P125">STEP 3 Il sistema mostra la lista dei topic</text:p>
          </table:table-cell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>4</text:p>
          </table:table-cell>
          <table:table-cell table:style-name="TableCell129" table:number-columns-spanned="2">
            <text:p text:style-name="P130">Admin :</text:p>
          </table:table-cell>
          <table:covered-table-cell/>
          <table:table-cell table:style-name="TableCell131" table:number-columns-spanned="4">
            <text:p text:style-name="P132">STEP<text:s/>4<text:s/>L'admin ricerca il topic<text:s/>da cancellare</text:p>
          </table:table-cell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>5</text:p>
          </table:table-cell>
          <table:table-cell table:style-name="TableCell136" table:number-columns-spanned="2">
            <text:p text:style-name="P137">Sistema:</text:p>
          </table:table-cell>
          <table:covered-table-cell/>
          <table:table-cell table:style-name="TableCell138" table:number-columns-spanned="4">
            <text:p text:style-name="P139">STEP<text:s/>5<text:s/>Il<text:s/>sistema mostra il topic ricercato</text:p>
          </table:table-cell>
          <table:covered-table-cell/>
          <table:covered-table-cell/>
          <table:covered-table-cell/>
        </table:table-row>
        <table:table-row table:style-name="TableRow140">
          <table:table-cell table:style-name="TableCell141">
            <text:p text:style-name="P142">6</text:p>
          </table:table-cell>
          <table:table-cell table:style-name="TableCell143" table:number-columns-spanned="2">
            <text:p text:style-name="P144">Admin :</text:p>
          </table:table-cell>
          <table:covered-table-cell/>
          <table:table-cell table:style-name="TableCell145" table:number-columns-spanned="4">
            <text:p text:style-name="P146">STEP<text:s/>6<text:s/>L'admin seleziona “Cancella Topic”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7</text:p>
          </table:table-cell>
          <table:table-cell table:style-name="TableCell150" table:number-columns-spanned="2">
            <text:p text:style-name="P151">Sistema:</text:p>
          </table:table-cell>
          <table:covered-table-cell/>
          <table:table-cell table:style-name="TableCell152" table:number-columns-spanned="4">
            <text:p text:style-name="P153">STEP<text:s/>7<text:s text:c="2"/>Controlla i permessi dell'admin</text:p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8</text:p>
          </table:table-cell>
          <table:table-cell table:style-name="TableCell157" table:number-columns-spanned="2">
            <text:p text:style-name="P158">Sistema:</text:p>
          </table:table-cell>
          <table:covered-table-cell/>
          <table:table-cell table:style-name="TableCell159" table:number-columns-spanned="4">
            <text:p text:style-name="P160">STEP<text:s/>8<text:s text:c="2"/>Mostra la sezione per la cancellazione del topic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9</text:p>
          </table:table-cell>
          <table:table-cell table:style-name="TableCell164" table:number-columns-spanned="2">
            <text:p text:style-name="P165">Admin :</text:p>
          </table:table-cell>
          <table:covered-table-cell/>
          <table:table-cell table:style-name="TableCell166" table:number-columns-spanned="4">
            <text:p text:style-name="P167">STEP<text:s/>9<text:s/>Conferma per proseguire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10</text:p>
          </table:table-cell>
          <table:table-cell table:style-name="TableCell171" table:number-columns-spanned="2">
            <text:p text:style-name="P172">Sistema:</text:p>
          </table:table-cell>
          <table:covered-table-cell/>
          <table:table-cell table:style-name="TableCell173" table:number-columns-spanned="4">
            <text:p text:style-name="P174">STEP<text:s/>10<text:s/>Il sistema notifica l'avvenuta cancellazione del topic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 table:number-columns-spanned="2">
            <text:p text:style-name="P179"/>
          </table:table-cell>
          <table:covered-table-cell/>
          <table:table-cell table:style-name="TableCell180" table:number-columns-spanned="4">
            <text:p text:style-name="P181"/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7">
            <text:p text:style-name="P184"><text:span text:style-name="T185">I Scenario/Flusso di eventi Alternativo: <text:s/></text:span>L'admin tenta di cancellare un topic senza aver effettuato l'access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2">
            <text:p text:style-name="P188">06.01.00</text:p>
          </table:table-cell>
          <table:covered-table-cell/>
          <table:table-cell table:style-name="TableCell189" table:number-columns-spanned="2">
            <text:p text:style-name="P190">Sistema:</text:p>
          </table:table-cell>
          <table:covered-table-cell/>
          <table:table-cell table:style-name="TableCell191" table:number-columns-spanned="3">
            <text:p text:style-name="P192">Il sistema<text:s/>Reindirizza l'admin alla sezione di login</text:p>
          </table:table-cell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/>
          </table:table-cell>
          <table:covered-table-cell/>
          <table:table-cell table:style-name="TableCell196" table:number-columns-spanned="2">
            <text:p text:style-name="P197">Admin:</text:p>
          </table:table-cell>
          <table:covered-table-cell/>
          <table:table-cell table:style-name="TableCell198" table:number-columns-spanned="3">
            <text:p text:style-name="P199">L'admin inserisce le proprie credenziali ed effettua il login</text:p>
          </table:table-cell>
          <table:covered-table-cell/>
          <table:covered-table-cell/>
        </table:table-row>
        <table:table-row table:style-name="TableRow200">
          <table:table-cell table:style-name="TableCell201" table:number-columns-spanned="4">
            <text:p text:style-name="P202"/>
          </table:table-cell>
          <table:covered-table-cell/>
          <table:covered-table-cell/>
          <table:covered-table-cell/>
          <table:table-cell table:style-name="TableCell203" table:number-columns-spanned="3">
            <text:p text:style-name="P204"/>
          </table:table-cell>
          <table:covered-table-cell/>
          <table:covered-table-cell/>
        </table:table-row>
        <table:table-row table:style-name="TableRow205">
          <table:table-cell table:style-name="TableCell206" table:number-columns-spanned="7">
            <text:p text:style-name="P207"><text:span text:style-name="T208">II Scenario/Flusso di eventi di ERRORE:<text:s/></text:span>Errore durante la cancellazione del 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9">
          <table:table-cell table:style-name="TableCell210" table:number-columns-spanned="2">
            <text:p text:style-name="P211">10.01.00</text:p>
          </table:table-cell>
          <table:covered-table-cell/>
          <table:table-cell table:style-name="TableCell212" table:number-columns-spanned="2">
            <text:p text:style-name="P213">Sistema:</text:p>
          </table:table-cell>
          <table:covered-table-cell/>
          <table:table-cell table:style-name="TableCell214" table:number-columns-spanned="3">
            <text:p text:style-name="P215">Il sistema notifica che non è<text:s/>stato possibile cancellare il topic e invita l’admin a riprovare più tardi.</text:p>
          </table:table-cell>
          <table:covered-table-cell/>
          <table:covered-table-cell/>
        </table:table-row>
        <table:table-row table:style-name="TableRow216">
          <table:table-cell table:style-name="TableCell217" table:number-columns-spanned="7">
            <text:p text:style-name="P218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4">
            <text:p text:style-name="P221"/>
          </table:table-cell>
          <table:covered-table-cell/>
          <table:covered-table-cell/>
          <table:covered-table-cell/>
          <table:table-cell table:style-name="TableCell222" table:number-columns-spanned="3">
            <text:p text:style-name="P223"/>
          </table:table-cell>
          <table:covered-table-cell/>
          <table:covered-table-cell/>
        </table:table-row>
        <table:table-row table:style-name="TableRow224">
          <table:table-cell table:style-name="TableCell225" table:number-columns-spanned="4">
            <text:p text:style-name="P226"/>
          </table:table-cell>
          <table:covered-table-cell/>
          <table:covered-table-cell/>
          <table:covered-table-cell/>
          <table:table-cell table:style-name="TableCell227" table:number-columns-spanned="3">
            <text:p text:style-name="P228"/>
          </table:table-cell>
          <table:covered-table-cell/>
          <table:covered-table-cell/>
        </table:table-row>
        <table:table-row table:style-name="TableRow229">
          <table:table-cell table:style-name="TableCell230" table:number-columns-spanned="4">
            <text:p text:style-name="P231">Special Requirements</text:p>
          </table:table-cell>
          <table:covered-table-cell/>
          <table:covered-table-cell/>
          <table:covered-table-cell/>
          <table:table-cell table:style-name="TableCell232" table:number-columns-spanned="3">
            <text:p text:style-name="P233"/>
          </table:table-cell>
          <table:covered-table-cell/>
          <table:covered-table-cell/>
        </table:table-row>
        <table:table-row table:style-name="TableRow234">
          <table:table-cell table:style-name="TableCell235" table:number-columns-spanned="4">
            <text:p text:style-name="P236"/>
          </table:table-cell>
          <table:covered-table-cell/>
          <table:covered-table-cell/>
          <table:covered-table-cell/>
          <table:table-cell table:style-name="TableCell237" table:number-columns-spanned="3">
            <text:p text:style-name="P23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VINCENZO IOVINO</dc:creator>
    <meta:creation-date>2016-10-23T23:12:00Z</meta:creation-date>
    <dc:date>2020-11-13T08:32:00Z</dc:date>
    <meta:template xlink:href="Normal" xlink:type="simple"/>
    <meta:editing-cycles>10</meta:editing-cycles>
    <meta:editing-duration>PT84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07" meta:character-count="2054" meta:row-count="14" meta:non-whitespace-character-count="1751"/>
  </office:meta>
</office:document-meta>
</file>